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6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22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18" office:value-type="string" calcext:value-type="string">
            <text:p>cpu</text:p>
          </table:table-cell>
          <table:table-cell table:style-name="ce18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17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17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17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I201:Timing.R201 Timing.H202:Timing.H202 Timing.I202:Timing.R202 Timing.H203:Timing.H203 Timing.I203:Timing.R203 Timing.H204:Timing.H204 Timing.I204:Timing.R2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59:Timing.R359 Timing.H360:Timing.H360 Timing.I360:Timing.R360 Timing.H361:Timing.H361 Timing.I361:Timing.R361 Timing.H362:Timing.H362 Timing.I362:Timing.R362 Timing.H363:Timing.H363 Timing.I363:Timing.R3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I393:Timing.AE393 Timing.H394:Timing.H394 Timing.I394:Timing.AE394 Timing.H395:Timing.H395 Timing.I395:Timing.AE395 Timing.H396:Timing.H396 Timing.I396:Timing.AE396 Timing.H397:Timing.H397 Timing.I397:Timing.AE397 Timing.S513:Timing.S5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316.23pt" svg:x="784.29pt" svg:y="9697.63pt">
            <draw:object draw:notify-on-update-of-ranges="Timing.I914:Timing.AD914 Timing.H915:Timing.H915 Timing.I915:Timing.AD915 Timing.H916:Timing.H916 Timing.I916:Timing.AD916 Timing.H917:Timing.H917 Timing.I917:Timing.AD9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I236:Timing.T236 Timing.H237:Timing.H237 Timing.I237:Timing.T237 Timing.H238:Timing.H238 Timing.I238:Timing.T238 Timing.H239:Timing.H239 Timing.I239:Timing.T23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537.14pt" svg:height="329.78pt" svg:x="702.43pt" svg:y="5578.84pt">
            <draw:object draw:notify-on-update-of-ranges="Timing.I431:Timing.U431 Timing.H432:Timing.H432 Timing.I432:Timing.U432 Timing.H433:Timing.H433 Timing.I433:Timing.U433 Timing.H434:Timing.H434 Timing.I434:Timing.U43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18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22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22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17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17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17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7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>
          <table:table-cell office:value-type="float" office:value="20210423" calcext:value-type="float">
            <text:p>20210423</text:p>
          </table:table-cell>
          <table:table-cell office:value-type="string" calcext:value-type="string">
            <text:p>fd7c097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63.935462" calcext:value-type="float">
            <text:p>63.9354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041854" calcext:value-type="float">
            <text:p>5.0418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24"/>
          <table:table-cell table:style-name="ce24" office:value-type="string" calcext:value-type="string">
            <text:p>-n=12</text:p>
          </table:table-cell>
          <table:table-cell table:style-name="ce24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v3d sin/cos, 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lib functions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hardware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10335" calcext:value-type="float">
            <text:p>0.010335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19662" calcext:value-type="float">
            <text:p>0.019662</text:p>
          </table:table-cell>
          <table:table-cell office:value-type="float" office:value="0.01878" calcext:value-type="float">
            <text:p>0.01878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27739" calcext:value-type="float">
            <text:p>0.027739</text:p>
          </table:table-cell>
          <table:table-cell office:value-type="float" office:value="0.035538" calcext:value-type="float">
            <text:p>0.035538</text:p>
          </table:table-cell>
          <table:table-cell office:value-type="float" office:value="0.039354" calcext:value-type="float">
            <text:p>0.039354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 matrix mult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51" calcext:value-type="float">
            <text:p>0.00351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6605" calcext:value-type="float">
            <text:p>0.00660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hardware sin/cos, before fix combineImmediates()</text:p>
          </table:table-cell>
          <table:table-cell table:number-columns-repeated="1023"/>
        </table:table-row>
        <table:table-row table:style-name="ro1" table:visibility="collapse">
          <table:table-cell/>
          <table:table-cell office:value-type="string" calcext:value-type="string">
            <text:p>2a1afbf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6923" calcext:value-type="float">
            <text:p>0.169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397" calcext:value-type="float">
            <text:p>0.0033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7955" calcext:value-type="float">
            <text:p>0.17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65" calcext:value-type="float">
            <text:p>0.00386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84" calcext:value-type="float">
            <text:p>0.0037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42904" calcext:value-type="float">
            <text:p>0.1429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53" calcext:value-type="float">
            <text:p>0.00345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3" calcext:value-type="float">
            <text:p>0.003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48475" calcext:value-type="float">
            <text:p>0.44847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777" calcext:value-type="float">
            <text:p>0.0047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1" calcext:value-type="float">
            <text:p>0.00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08397" calcext:value-type="float">
            <text:p>0.8083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864" calcext:value-type="float">
            <text:p>0.00986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881" calcext:value-type="float">
            <text:p>0.0048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538913" calcext:value-type="float">
            <text:p>0.5389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8646" calcext:value-type="float">
            <text:p>0.0086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84" calcext:value-type="float">
            <text:p>0.0041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915302" calcext:value-type="float">
            <text:p>0.915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65" calcext:value-type="float">
            <text:p>0.0073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15" calcext:value-type="float">
            <text:p>0.004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892363" calcext:value-type="float">
            <text:p>1.89236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22609" calcext:value-type="float">
            <text:p>0.02260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7578" calcext:value-type="float">
            <text:p>0.0075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051611" calcext:value-type="float">
            <text:p>1.0516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9707" calcext:value-type="float">
            <text:p>0.01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592049" calcext:value-type="float">
            <text:p>1.5920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929" calcext:value-type="float">
            <text:p>0.01092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516" calcext:value-type="float">
            <text:p>0.0045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488528" calcext:value-type="float">
            <text:p>3.48852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382" calcext:value-type="float">
            <text:p>0.0093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657937" calcext:value-type="float">
            <text:p>1.65793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6425" calcext:value-type="float">
            <text:p>0.03642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8243" calcext:value-type="float">
            <text:p>0.0082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25322" calcext:value-type="float">
            <text:p>2.5253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24" calcext:value-type="float">
            <text:p>0.0190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605" calcext:value-type="float">
            <text:p>0.0066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21409" calcext:value-type="float">
            <text:p>5.6214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9579" calcext:value-type="float">
            <text:p>0.06957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7013" calcext:value-type="float">
            <text:p>0.0170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.543255" calcext:value-type="float">
            <text:p>2.54325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61282" calcext:value-type="float">
            <text:p>0.0612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6111" calcext:value-type="float">
            <text:p>0.016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753905" calcext:value-type="float">
            <text:p>3.75390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8.622221" calcext:value-type="float">
            <text:p>8.62222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110916" calcext:value-type="float">
            <text:p>0.11091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9812" calcext:value-type="float">
            <text:p>0.0198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3.615705" calcext:value-type="float">
            <text:p>3.61570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90005" calcext:value-type="float">
            <text:p>0.09000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7206" calcext:value-type="float">
            <text:p>0.0172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5.335776" calcext:value-type="float">
            <text:p>5.33577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2.468999" calcext:value-type="float">
            <text:p>12.4689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4.921598" calcext:value-type="float">
            <text:p>4.92159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125327" calcext:value-type="float">
            <text:p>0.12532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24154" calcext:value-type="float">
            <text:p>0.024154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7.297044" calcext:value-type="float">
            <text:p>7.29704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7.372218" calcext:value-type="float">
            <text:p>17.37221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6.503704" calcext:value-type="float">
            <text:p>6.5037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66728" calcext:value-type="float">
            <text:p>0.16672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25001" calcext:value-type="float">
            <text:p>0.025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9.653728" calcext:value-type="float">
            <text:p>9.65372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3.280038" calcext:value-type="float">
            <text:p>23.2800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8.38951" calcext:value-type="float">
            <text:p>8.38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214055" calcext:value-type="float">
            <text:p>0.2140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33893" calcext:value-type="float">
            <text:p>0.033893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2.485017" calcext:value-type="float">
            <text:p>12.4850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0.502626" calcext:value-type="float">
            <text:p>30.5026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0.581951" calcext:value-type="float">
            <text:p>10.581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267898" calcext:value-type="float">
            <text:p>0.26789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38656" calcext:value-type="float">
            <text:p>0.038656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5.786796" calcext:value-type="float">
            <text:p>15.7867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8.979947" calcext:value-type="float">
            <text:p>38.9799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126435" calcext:value-type="float">
            <text:p>13.126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32773" calcext:value-type="float">
            <text:p>0.327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48728" calcext:value-type="float">
            <text:p>0.048728</text:p>
          </table:table-cell>
          <table:table-cell table:number-columns-repeated="1018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9.632117" calcext:value-type="float">
            <text:p>19.6321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9.210608" calcext:value-type="float">
            <text:p>49.21060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046404" calcext:value-type="float">
            <text:p>16.04640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393616" calcext:value-type="float">
            <text:p>0.3936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53801" calcext:value-type="float">
            <text:p>0.053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4.128931" calcext:value-type="float">
            <text:p>24.1289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0.819853" calcext:value-type="float">
            <text:p>60.81985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9.150559" calcext:value-type="float">
            <text:p>19.1505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hardware sin/cos, after fix combineImmediates()</text:p>
          </table:table-cell>
          <table:table-cell table:number-columns-repeated="1023"/>
        </table:table-row>
        <table:table-row table:style-name="ro1">
          <table:table-cell office:value-type="float" office:value="20210411" calcext:value-type="float">
            <text:p>20210411</text:p>
          </table:table-cell>
          <table:table-cell office:value-type="string" calcext:value-type="string">
            <text:p>b9f7607</text:p>
          </table:table-cell>
          <table:table-cell table:style-name="Default"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3693" calcext:value-type="float">
            <text:p>0.23369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263" calcext:value-type="float">
            <text:p>0.0032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134" calcext:value-type="float">
            <text:p>0.003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30445" calcext:value-type="float">
            <text:p>0.23044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419" calcext:value-type="float">
            <text:p>0.0044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693" calcext:value-type="float">
            <text:p>0.003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87842" calcext:value-type="float">
            <text:p>0.1878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383" calcext:value-type="float">
            <text:p>0.0033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632458" calcext:value-type="float">
            <text:p>0.6324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62" calcext:value-type="float">
            <text:p>0.00456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1.069293" calcext:value-type="float">
            <text:p>1.0692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7029" calcext:value-type="float">
            <text:p>0.00702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226" calcext:value-type="float">
            <text:p>0.0042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72622" calcext:value-type="float">
            <text:p>0.726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297" calcext:value-type="float">
            <text:p>0.00629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722" calcext:value-type="float">
            <text:p>0.0037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08654" calcext:value-type="float">
            <text:p>1.30865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6828" calcext:value-type="float">
            <text:p>0.00682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534454" calcext:value-type="float">
            <text:p>2.53445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7567" calcext:value-type="float">
            <text:p>0.0175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713" calcext:value-type="float">
            <text:p>0.0067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419073" calcext:value-type="float">
            <text:p>1.4190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5213" calcext:value-type="float">
            <text:p>0.0152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5821" calcext:value-type="float">
            <text:p>0.0058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284412" calcext:value-type="float">
            <text:p>2.28441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09293" calcext:value-type="float">
            <text:p>0.00929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262" calcext:value-type="float">
            <text:p>0.0042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641444" calcext:value-type="float">
            <text:p>4.64144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31501" calcext:value-type="float">
            <text:p>0.0315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7824" calcext:value-type="float">
            <text:p>0.007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440048" calcext:value-type="float">
            <text:p>2.44004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7051" calcext:value-type="float">
            <text:p>0.027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805" calcext:value-type="float">
            <text:p>0.006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600694" calcext:value-type="float">
            <text:p>3.6006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2819" calcext:value-type="float">
            <text:p>0.012819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5121" calcext:value-type="float">
            <text:p>0.0051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.595735" calcext:value-type="float">
            <text:p>7.595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51777" calcext:value-type="float">
            <text:p>0.05177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807" calcext:value-type="float">
            <text:p>0.0118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795593" calcext:value-type="float">
            <text:p>3.79559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4434" calcext:value-type="float">
            <text:p>0.04443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0335" calcext:value-type="float">
            <text:p>0.010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275904" calcext:value-type="float">
            <text:p>5.2759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1.544667" calcext:value-type="float">
            <text:p>11.54466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76455" calcext:value-type="float">
            <text:p>0.076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5567" calcext:value-type="float">
            <text:p>0.015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71639" calcext:value-type="float">
            <text:p>5.47163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5779" calcext:value-type="float">
            <text:p>0.0657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4909" calcext:value-type="float">
            <text:p>0.014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380059" calcext:value-type="float">
            <text:p>7.38005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6.491252" calcext:value-type="float">
            <text:p>16.4912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7.491412" calcext:value-type="float">
            <text:p>7.49141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9051" calcext:value-type="float">
            <text:p>0.090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9662" calcext:value-type="float">
            <text:p>0.01966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917256" calcext:value-type="float">
            <text:p>9.9172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2.628417" calcext:value-type="float">
            <text:p>22.6284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.891461" calcext:value-type="float">
            <text:p>9.8914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119858" calcext:value-type="float">
            <text:p>0.1198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878" calcext:value-type="float">
            <text:p>0.01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960022" calcext:value-type="float">
            <text:p>12.960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29.972836" calcext:value-type="float">
            <text:p>29.9728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.724494" calcext:value-type="float">
            <text:p>12.72449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53304" calcext:value-type="float">
            <text:p>0.1533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25099" calcext:value-type="float">
            <text:p>0.025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518452" calcext:value-type="float">
            <text:p>16.5184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38.783405" calcext:value-type="float">
            <text:p>38.78340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.010569" calcext:value-type="float">
            <text:p>16.0105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91492" calcext:value-type="float">
            <text:p>0.1914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7739" calcext:value-type="float">
            <text:p>0.027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.622666" calcext:value-type="float">
            <text:p>20.6226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49.004652" calcext:value-type="float">
            <text:p>49.00465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9.742452" calcext:value-type="float">
            <text:p>19.7424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233613" calcext:value-type="float">
            <text:p>0.23361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35538" calcext:value-type="float">
            <text:p>0.0355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5.360197" calcext:value-type="float">
            <text:p>25.36019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61.10497" calcext:value-type="float">
            <text:p>61.1049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23.888499" calcext:value-type="float">
            <text:p>23.88849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80455" calcext:value-type="float">
            <text:p>0.2804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39354" calcext:value-type="float">
            <text:p>0.0393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visibility="collapse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 table:visibility="collapse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number-rows-repeated="27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1047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2" office:value-type="string" calcext:value-type="string">
            <text:p>-read=</text:p>
          </table:table-cell>
          <table:table-cell table:style-name="ce66" office:value-type="string" calcext:value-type="string">
            <text:p>-d=</text:p>
          </table:table-cell>
          <table:table-cell table:style-name="ce6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61" table:number-columns-repeated="4"/>
          <table:table-cell table:style-name="ce63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18" office:value-type="string" calcext:value-type="string">
            <text:p>40b92f8</text:p>
          </table:table-cell>
          <table:table-cell table:style-name="ce18" office:value-type="string" calcext:value-type="string">
            <text:p>rianne</text:p>
          </table:table-cell>
          <table:table-cell table:style-name="ce18" office:value-type="string" calcext:value-type="string">
            <text:p>pi3</text:p>
          </table:table-cell>
          <table:table-cell table:style-name="ce64" office:value-type="string" calcext:value-type="string">
            <text:p>prefetch</text:p>
          </table:table-cell>
          <table:table-cell table:style-name="ce67" office:value-type="float" office:value="512" calcext:value-type="float">
            <text:p>512</text:p>
          </table:table-cell>
          <table:table-cell table:style-name="ce6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default</text:p>
          </table:table-cell>
          <table:table-cell table:style-name="ce67"/>
          <table:table-cell table:style-name="ce6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18" table:number-columns-repeated="3"/>
          <table:table-cell table:style-name="ce64" office:value-type="string" calcext:value-type="string">
            <text:p>tmu</text:p>
          </table:table-cell>
          <table:table-cell table:style-name="ce67"/>
          <table:table-cell table:style-name="ce6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4" office:value-type="string" calcext:value-type="string">
            <text:p>prefetch</text:p>
          </table:table-cell>
          <table:table-cell table:style-name="ce65" office:value-type="float" office:value="576" calcext:value-type="float">
            <text:p>576</text:p>
          </table:table-cell>
          <table:table-cell table:style-name="ce6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6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6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18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22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24" office:value-type="string" calcext:value-type="string">
            <text:p>Hostname</text:p>
          </table:table-cell>
          <table:table-cell table:style-name="ce24" office:value-type="string" calcext:value-type="string">
            <text:p>Architecture</text:p>
          </table:table-cell>
          <table:table-cell table:style-name="ce24" office:value-type="string" calcext:value-type="string">
            <text:p>Model</text:p>
          </table:table-cell>
          <table:table-cell table:style-name="ce24" office:value-type="string" calcext:value-type="string">
            <text:p>Snapshot Date</text:p>
          </table:table-cell>
          <table:table-cell table:style-name="ce24" office:value-type="string" calcext:value-type="string">
            <text:p>Debian Version</text:p>
          </table:table-cell>
          <table:table-cell table:style-name="ce24" office:value-type="string" calcext:value-type="string">
            <text:p>Kernel version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uname -a</text:p>
          </table:table-cell>
          <table:table-cell table:style-name="ce24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22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0:39:45.225330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24T11:03:53.271443871</dc:date>
    <meta:editing-duration>P16DT9H56M15S</meta:editing-duration>
    <meta:editing-cycles>108</meta:editing-cycles>
    <meta:generator>LibreOffice/6.1.5.2$Linux_ARM_EABI LibreOffice_project/10$Build-2</meta:generator>
    <meta:document-statistic meta:table-count="4" meta:cell-count="504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H236:Timing.T239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6:Timing.T2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7:Timing.T237" chart:label-cell-address="Timing.H237:Timing.H237" chart:class="chart:bar">
            <chart:data-point chart:repeated="12"/>
          </chart:series>
          <chart:series chart:style-name="ch8" chart:values-cell-range-address="Timing.I238:Timing.T238" chart:label-cell-address="Timing.H238:Timing.H238" chart:class="chart:bar">
            <chart:data-point chart:repeated="12"/>
          </chart:series>
          <chart:series chart:style-name="ch9" chart:values-cell-range-address="Timing.I239:Timing.T239" chart:label-cell-address="Timing.H239:Timing.H239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6:Timing.T236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7:Timing.H237</svg:desc>
                </draw:g>
              </table:table-cell>
              <table:table-cell office:value-type="float" office:value="0.003428">
                <text:p>0.003428</text:p>
                <draw:g>
                  <svg:desc>Timing.I237:Timing.T237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8:Timing.H238</svg:desc>
                </draw:g>
              </table:table-cell>
              <table:table-cell office:value-type="float" office:value="0.003708">
                <text:p>0.003708</text:p>
                <draw:g>
                  <svg:desc>Timing.I238:Timing.T238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9:Timing.H239</svg:desc>
                </draw:g>
              </table:table-cell>
              <table:table-cell office:value-type="float" office:value="0.003499">
                <text:p>0.003499</text:p>
                <draw:g>
                  <svg:desc>Timing.I239:Timing.T239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1.635cm" xlink:href=".." xlink:type="simple" chart:class="chart:bar" chart:style-name="ch1">
        <chart:title svg:x="6.971cm" svg:y="0.368cm" chart:style-name="ch2">
          <text:p>v3d  sin/cos - inline float</text:p>
        </chart:title>
        <chart:subtitle svg:x="7.857cm" svg:y="1.379cm" chart:style-name="ch3">
          <text:p>-d=8, 10 iterations</text:p>
        </chart:subtitle>
        <chart:legend chart:legend-position="end" svg:x="15.787cm" svg:y="5.02cm" style:legend-expansion="high" chart:style-name="ch4"/>
        <chart:plot-area chart:style-name="ch5" table:cell-range-address="Timing.H431:Timing.U434" chart:data-source-has-labels="both" svg:x="1.39cm" svg:y="2.294cm" svg:width="14.018cm" svg:height="8.128cm">
          <chartooo:coordinate-region svg:x="2.488cm" svg:y="2.493cm" svg:width="12.92cm" svg:height="7.282cm"/>
          <chart:axis chart:dimension="x" chart:name="primary-x" chart:style-name="ch6" chartooo:axis-type="auto">
            <chartooo:date-scale/>
            <chart:title svg:x="7.111cm" svg:y="10.654cm" chart:style-name="ch7">
              <text:p>Matrix dimension</text:p>
            </chart:title>
            <chart:categories table:cell-range-address="Timing.I431:Timing.U431"/>
          </chart:axis>
          <chart:axis chart:dimension="y" chart:name="primary-y" chart:style-name="ch8">
            <chart:title svg:x="0.451cm" svg:y="7.024cm" chart:style-name="ch9">
              <text:p>seconds</text:p>
            </chart:title>
            <chart:grid chart:style-name="ch10" chart:class="major"/>
          </chart:axis>
          <chart:series chart:style-name="ch11" chart:values-cell-range-address="Timing.I432:Timing.U432" chart:label-cell-address="Timing.H432:Timing.H432" chart:class="chart:bar">
            <chart:data-point chart:repeated="13"/>
          </chart:series>
          <chart:series chart:style-name="ch12" chart:values-cell-range-address="Timing.I433:Timing.U433" chart:label-cell-address="Timing.H433:Timing.H433" chart:class="chart:bar">
            <chart:data-point chart:repeated="13"/>
          </chart:series>
          <chart:series chart:style-name="ch13" chart:values-cell-range-address="Timing.I434:Timing.U434" chart:label-cell-address="Timing.H434:Timing.H434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431:Timing.U43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  <table:table-cell office:value-type="float" office:value="784">
                <text:p>784</text:p>
              </table:table-cell>
            </table:table-row>
          </table:table-header-rows>
          <table:table-rows>
            <table:table-row>
              <table:table-cell office:value-type="string">
                <text:p>pi4 lib functions</text:p>
                <draw:g>
                  <svg:desc>Timing.H432:Timing.H432</svg:desc>
                </draw:g>
              </table:table-cell>
              <table:table-cell office:value-type="float" office:value="0.003499">
                <text:p>0.003499</text:p>
                <draw:g>
                  <svg:desc>Timing.I432:Timing.U432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hardware</text:p>
                <draw:g>
                  <svg:desc>Timing.H433:Timing.H433</svg:desc>
                </draw:g>
              </table:table-cell>
              <table:table-cell office:value-type="float" office:value="0.003383">
                <text:p>0.003383</text:p>
                <draw:g>
                  <svg:desc>Timing.I433:Timing.U433</svg:desc>
                </draw:g>
              </table:table-cell>
              <table:table-cell office:value-type="float" office:value="0.003722">
                <text:p>0.003722</text:p>
              </table:table-cell>
              <table:table-cell office:value-type="float" office:value="0.005821">
                <text:p>0.005821</text:p>
              </table:table-cell>
              <table:table-cell office:value-type="float" office:value="0.006805">
                <text:p>0.006805</text:p>
              </table:table-cell>
              <table:table-cell office:value-type="float" office:value="0.010335">
                <text:p>0.010335</text:p>
              </table:table-cell>
              <table:table-cell office:value-type="float" office:value="0.014909">
                <text:p>0.014909</text:p>
              </table:table-cell>
              <table:table-cell office:value-type="float" office:value="0.019662">
                <text:p>0.019662</text:p>
              </table:table-cell>
              <table:table-cell office:value-type="float" office:value="0.01878">
                <text:p>0.01878</text:p>
              </table:table-cell>
              <table:table-cell office:value-type="float" office:value="0.025099">
                <text:p>0.025099</text:p>
              </table:table-cell>
              <table:table-cell office:value-type="float" office:value="0.027739">
                <text:p>0.027739</text:p>
              </table:table-cell>
              <table:table-cell office:value-type="float" office:value="0.035538">
                <text:p>0.035538</text:p>
              </table:table-cell>
              <table:table-cell office:value-type="float" office:value="0.039354">
                <text:p>0.039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 matrix mult</text:p>
                <draw:g>
                  <svg:desc>Timing.H434:Timing.H434</svg:desc>
                </draw:g>
              </table:table-cell>
              <table:table-cell office:value-type="float" office:value="0.00326">
                <text:p>0.00326</text:p>
                <draw:g>
                  <svg:desc>Timing.I434:Timing.U434</svg:desc>
                </draw:g>
              </table:table-cell>
              <table:table-cell office:value-type="float" office:value="0.00351">
                <text:p>0.00351</text:p>
              </table:table-cell>
              <table:table-cell office:value-type="float" office:value="0.004515">
                <text:p>0.004515</text:p>
              </table:table-cell>
              <table:table-cell office:value-type="float" office:value="0.004516">
                <text:p>0.004516</text:p>
              </table:table-cell>
              <table:table-cell office:value-type="float" office:value="0.006605">
                <text:p>0.006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H201:Timing.R204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201:Timing.R201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2:Timing.R202" chart:label-cell-address="Timing.H202:Timing.H202" chart:class="chart:bar">
            <chart:data-point chart:repeated="10"/>
          </chart:series>
          <chart:series chart:style-name="ch12" chart:values-cell-range-address="Timing.I203:Timing.R203" chart:label-cell-address="Timing.H203:Timing.H203" chart:class="chart:bar">
            <chart:data-point chart:repeated="10"/>
          </chart:series>
          <chart:series chart:style-name="ch13" chart:values-cell-range-address="Timing.I204:Timing.R204" chart:label-cell-address="Timing.H204:Timing.H204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01:Timing.R20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2:Timing.H202</svg:desc>
                </draw:g>
              </table:table-cell>
              <table:table-cell office:value-type="float" office:value="0.003205">
                <text:p>0.003205</text:p>
                <draw:g>
                  <svg:desc>Timing.I202:Timing.R202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3:Timing.H203</svg:desc>
                </draw:g>
              </table:table-cell>
              <table:table-cell office:value-type="float" office:value="0.003964">
                <text:p>0.003964</text:p>
                <draw:g>
                  <svg:desc>Timing.I203:Timing.R203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4:Timing.H204</svg:desc>
                </draw:g>
              </table:table-cell>
              <table:table-cell office:value-type="float" office:value="0.003467">
                <text:p>0.003467</text:p>
                <draw:g>
                  <svg:desc>Timing.I204:Timing.R204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H359:Timing.R363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9:Timing.R359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60:Timing.R360" chart:label-cell-address="Timing.H360:Timing.H360" chart:class="chart:bar">
            <chart:data-point chart:repeated="10"/>
          </chart:series>
          <chart:series chart:style-name="ch12" chart:values-cell-range-address="Timing.I361:Timing.R361" chart:label-cell-address="Timing.H361:Timing.H361" chart:class="chart:bar">
            <chart:data-point chart:repeated="10"/>
          </chart:series>
          <chart:series chart:style-name="ch13" chart:values-cell-range-address="Timing.I362:Timing.R362" chart:label-cell-address="Timing.H362:Timing.H362" chart:class="chart:bar">
            <chart:data-point chart:repeated="10"/>
          </chart:series>
          <chart:series chart:style-name="ch14" chart:values-cell-range-address="Timing.I363:Timing.R363" chart:label-cell-address="Timing.H363:Timing.H363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9:Timing.R35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60:Timing.H360</svg:desc>
                </draw:g>
              </table:table-cell>
              <table:table-cell office:value-type="float" office:value="0.005854">
                <text:p>0.005854</text:p>
                <draw:g>
                  <svg:desc>Timing.I360:Timing.R360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61:Timing.H361</svg:desc>
                </draw:g>
              </table:table-cell>
              <table:table-cell office:value-type="float" office:value="0.003205">
                <text:p>0.003205</text:p>
                <draw:g>
                  <svg:desc>Timing.I361:Timing.R361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2:Timing.H362</svg:desc>
                </draw:g>
              </table:table-cell>
              <table:table-cell office:value-type="float" office:value="0.002477">
                <text:p>0.002477</text:p>
                <draw:g>
                  <svg:desc>Timing.I362:Timing.R362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3:Timing.H363</svg:desc>
                </draw:g>
              </table:table-cell>
              <table:table-cell office:value-type="float" office:value="0.003428">
                <text:p>0.003428</text:p>
                <draw:g>
                  <svg:desc>Timing.I363:Timing.R36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393:Timing.AE397 Timing.H393:Timing.H397 Timing.S513:Timing.S513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3:Timing.AE393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4:Timing.AE394" chart:label-cell-address="Timing.H394:Timing.H394" chart:class="chart:bar">
            <chart:data-point chart:repeated="23"/>
          </chart:series>
          <chart:series chart:style-name="ch13" chart:values-cell-range-address="Timing.I395:Timing.AE395" chart:label-cell-address="Timing.H395:Timing.H395" chart:class="chart:bar">
            <chart:data-point chart:repeated="23"/>
          </chart:series>
          <chart:series chart:style-name="ch14" chart:values-cell-range-address="Timing.I396:Timing.AE396" chart:label-cell-address="Timing.H396:Timing.H396" chart:class="chart:bar">
            <chart:data-point chart:repeated="23"/>
          </chart:series>
          <chart:series chart:style-name="ch15" chart:values-cell-range-address="Timing.I397:Timing.AE397" chart:label-cell-address="Timing.H397:Timing.H397" chart:class="chart:bar">
            <chart:data-point chart:repeated="23"/>
            <loext:propertry-mapping loext:property="FillColor" loext:cell-range-address="Timing.S513:Timing.S5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3:Timing.AE393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4:Timing.H394</svg:desc>
                </draw:g>
              </table:table-cell>
              <table:table-cell office:value-type="float" office:value="0.006209">
                <text:p>0.006209</text:p>
                <draw:g>
                  <svg:desc>Timing.I394:Timing.AE394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5:Timing.H395</svg:desc>
                </draw:g>
              </table:table-cell>
              <table:table-cell office:value-type="float" office:value="0.003467">
                <text:p>0.003467</text:p>
                <draw:g>
                  <svg:desc>Timing.I395:Timing.AE395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6:Timing.H396</svg:desc>
                </draw:g>
              </table:table-cell>
              <table:table-cell office:value-type="float" office:value="0.002753">
                <text:p>0.002753</text:p>
                <draw:g>
                  <svg:desc>Timing.I396:Timing.AE396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7:Timing.H397</svg:desc>
                </draw:g>
              </table:table-cell>
              <table:table-cell office:value-type="float" office:value="0.003499">
                <text:p>0.003499</text:p>
                <draw:g>
                  <svg:desc>Timing.I397:Timing.AE39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3:Timing.S513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914:Timing.AD917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914:Timing.AD914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915:Timing.AD915" chart:label-cell-address="Timing.H915:Timing.H915" chart:class="chart:bar">
            <chart:data-point chart:repeated="22"/>
          </chart:series>
          <chart:series chart:style-name="ch11" chart:values-cell-range-address="Timing.I916:Timing.AD916" chart:label-cell-address="Timing.H916:Timing.H916" chart:class="chart:bar">
            <chart:data-point chart:repeated="22"/>
          </chart:series>
          <chart:series chart:style-name="ch12" chart:values-cell-range-address="Timing.I917:Timing.AD917" chart:label-cell-address="Timing.H917:Timing.H917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914:Timing.AD914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915:Timing.H915</svg:desc>
                </draw:g>
              </table:table-cell>
              <table:table-cell office:value-type="float" office:value="0.071671">
                <text:p>0.071671</text:p>
                <draw:g>
                  <svg:desc>Timing.I915:Timing.AD9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916:Timing.H916</svg:desc>
                </draw:g>
              </table:table-cell>
              <table:table-cell office:value-type="float" office:value="0.452014">
                <text:p>0.452014</text:p>
                <draw:g>
                  <svg:desc>Timing.I916:Timing.AD916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917:Timing.H917</svg:desc>
                </draw:g>
              </table:table-cell>
              <table:table-cell office:value-type="float" office:value="0.548715">
                <text:p>0.548715</text:p>
                <draw:g>
                  <svg:desc>Timing.I917:Timing.AD917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